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19309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Footnote">
      <style:text-properties officeooo:rsid="04b7557c" officeooo:paragraph-rsid="04b7557c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4c1930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fo:font-style="italic" officeooo:rsid="04c19309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46d66e3" style:font-style-asian="normal" style:font-style-complex="normal"/>
    </style:style>
    <style:style style:name="T12" style:family="text">
      <style:text-properties fo:font-style="normal" officeooo:rsid="0471ec6f" style:font-style-asian="normal" style:font-style-complex="normal"/>
    </style:style>
    <style:style style:name="T13" style:family="text">
      <style:text-properties fo:font-style="normal" officeooo:rsid="04b512e0" style:font-style-asian="normal" style:font-style-complex="normal"/>
    </style:style>
    <style:style style:name="T14" style:family="text">
      <style:text-properties fo:font-style="normal" officeooo:rsid="04b5cedb" style:font-style-asian="normal" style:font-style-complex="normal"/>
    </style:style>
    <style:style style:name="T15" style:family="text">
      <style:text-properties fo:font-style="normal" officeooo:rsid="04b727f3" style:font-style-asian="normal" style:font-style-complex="normal"/>
    </style:style>
    <style:style style:name="T16" style:family="text">
      <style:text-properties fo:font-style="normal" officeooo:rsid="04b878ab" style:font-style-asian="normal" style:font-style-complex="normal"/>
    </style:style>
    <style:style style:name="T17" style:family="text">
      <style:text-properties fo:font-style="normal" officeooo:rsid="04b8be2d" style:font-style-asian="normal" style:font-style-complex="normal"/>
    </style:style>
    <style:style style:name="T18" style:family="text">
      <style:text-properties fo:font-style="normal" officeooo:rsid="04bb41fc" style:font-style-asian="normal" style:font-style-complex="normal"/>
    </style:style>
    <style:style style:name="T19" style:family="text">
      <style:text-properties fo:font-style="normal" officeooo:rsid="04bc2be0" style:font-style-asian="normal" style:font-style-complex="normal"/>
    </style:style>
    <style:style style:name="T20" style:family="text">
      <style:text-properties fo:font-style="normal" officeooo:rsid="04bc431f" style:font-style-asian="normal" style:font-style-complex="normal"/>
    </style:style>
    <style:style style:name="T21" style:family="text">
      <style:text-properties fo:font-style="normal" officeooo:rsid="04bccfda" style:font-style-asian="normal" style:font-style-complex="normal"/>
    </style:style>
    <style:style style:name="T22" style:family="text">
      <style:text-properties fo:font-style="normal" officeooo:rsid="04be5d32" style:font-style-asian="normal" style:font-style-complex="normal"/>
    </style:style>
    <style:style style:name="T23" style:family="text">
      <style:text-properties fo:font-style="normal" officeooo:rsid="04c0046e" style:font-style-asian="normal" style:font-style-complex="normal"/>
    </style:style>
    <style:style style:name="T24" style:family="text">
      <style:text-properties fo:font-style="normal" officeooo:rsid="04c19309" style:font-style-asian="normal" style:font-style-complex="normal"/>
    </style:style>
    <style:style style:name="T25" style:family="text">
      <style:text-properties fo:font-style="normal" officeooo:rsid="04c2dfc1" style:font-style-asian="normal" style:font-style-complex="normal"/>
    </style:style>
    <style:style style:name="T26" style:family="text">
      <style:text-properties fo:font-style="normal" officeooo:rsid="04c3119f" style:font-style-asian="normal" style:font-style-complex="normal"/>
    </style:style>
    <style:style style:name="T27" style:family="text">
      <style:text-properties officeooo:rsid="000a14f6"/>
    </style:style>
    <style:style style:name="T28" style:family="text">
      <style:text-properties officeooo:rsid="005714b7"/>
    </style:style>
    <style:style style:name="T29" style:family="text">
      <style:text-properties officeooo:rsid="00880dbe"/>
    </style:style>
    <style:style style:name="T30" style:family="text">
      <style:text-properties officeooo:rsid="007c6d62"/>
    </style:style>
    <style:style style:name="T31" style:family="text">
      <style:text-properties officeooo:rsid="01e21ff5"/>
    </style:style>
    <style:style style:name="T32" style:family="text">
      <style:text-properties officeooo:rsid="034a2232"/>
    </style:style>
    <style:style style:name="T33" style:family="text">
      <style:text-properties officeooo:rsid="0387836c"/>
    </style:style>
    <style:style style:name="T34" style:family="text">
      <style:text-properties officeooo:rsid="03b4652d"/>
    </style:style>
    <style:style style:name="T35" style:family="text">
      <style:text-properties officeooo:rsid="047091ad"/>
    </style:style>
    <style:style style:name="T36" style:family="text">
      <style:text-properties officeooo:rsid="04b512e0"/>
    </style:style>
    <style:style style:name="T37" style:family="text">
      <style:text-properties style:font-name="EB Garamond 12 All SC" fo:font-style="normal" officeooo:rsid="04b878ab" style:font-style-asian="normal" style:font-style-complex="normal"/>
    </style:style>
    <style:style style:name="T38" style:family="text">
      <style:text-properties style:font-name="EB Garamond 12 All SC" fo:font-style="normal" officeooo:rsid="04c1930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34">Esser-</text:span>Skala, 201<text:span text:style-name="T35">9</text:span></text:p>
      <text:p text:style-name="P20"/>
      <text:p text:style-name="P20"/>
      <text:p text:style-name="P15">© 201<text:span text:style-name="T35">9</text:span> by Wolfgang <text:span text:style-name="T34">Esser-</text:span>Skala. This edition is licensed under the<text:span text:style-name="T32"><text:line-break/></text:span>Creative Commons Attribution<text:span text:style-name="T29">-NonCommercial-ShareAlike</text:span> 4.0 International License.<text:span text:style-name="T32"><text:line-break/></text:span>To view a copy of this license, visit http://creativecommons.org/licenses/by<text:span text:style-name="T30">-nc-sa</text:span>/4.0/.</text:p>
      <text:p text:style-name="P14"/>
      <text:p text:style-name="P16">Music engraving by LilyPond 2.18.0 (http://www.lilypond.org).<text:span text:style-name="T28"><text:line-break/>Front matter</text:span> typeset with EB Garamond (http://www.georgduffner.at/ebgaramond).</text:p>
      <text:p text:style-name="P20"/>
      <text:p text:style-name="P13">First <text:span text:style-name="T31">version</text:span>, <text:span text:style-name="T36">September 2019</text:span></text:p>
      <text:p text:style-name="P27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8">This edition <text:span text:style-name="T6">of the </text:span><text:span text:style-name="T2">M</text:span><text:span text:style-name="T3">i</text:span><text:span text:style-name="T2">ssa </text:span><text:span text:style-name="T4">Visitationis <text:s/>Beatae Mariae Virgine</text:span><text:span text:style-name="T6"> </text:span>bases upon <text:span text:style-name="T36">a copy in the archive of the Benediktinerabtei Niederaltaich – St. Mauritius (D-NATk). The digital version of the manuscript is available at</text:span></text:p>
      <text:p text:style-name="P9"><text:tab/><text:span text:style-name="T36">https://mirador.acdh.oeaw.ac.at/musikarchivspitz/D-NATk_A5</text:span></text:p>
      <text:p text:style-name="P2"/>
      <text:p text:style-name="P3">In general, this edition closely follows the <text:span text:style-name="T33">manuscript</text:span>. Any changes <text:span text:style-name="T27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2">k y r i e</text:p>
      <text:p text:style-name="P5"/>
      <text:p text:style-name="P10"><text:span text:style-name="T1">Bar<text:tab/>Staff<text:tab/>Note</text:span><text:span text:style-name="T9"><text:tab/></text:span><text:span text:style-name="T10"><text:line-break/></text:span><text:span text:style-name="T14">34<text:tab/>T</text:span><text:span text:style-name="T14"><text:note text:id="ftn1" text:note-class="footnote"><text:note-citation>1</text:note-citation><text:note-body><text:p text:style-name="P24">Abbreviations: A, alto; B, basso; Ms, manuscript; org, organ; r, rest; S, soprano; T, tenore; trb, trombone; vl, violin.</text:p></text:note-body></text:note></text:span><text:span text:style-name="T14"><text:tab/>last eighth in Ms: c′8</text:span><text:span text:style-name="T15"><text:line-break/>45<text:tab/>trb 1<text:tab/>last eighth in Ms: d′8</text:span><text:span text:style-name="T16"><text:line-break/><text:line-break/><text:line-break/><text:line-break/></text:span><text:span text:style-name="T37">g l o r i a</text:span></text:p>
      <text:p text:style-name="P6"/>
      <text:p text:style-name="P11"><text:span text:style-name="T1">Bar<text:tab/>Staff<text:tab/>Note</text:span><text:span text:style-name="T11"><text:line-break/></text:span><text:span text:style-name="T18">4<text:tab/></text:span><text:span text:style-name="T22">trb 2, </text:span><text:span text:style-name="T18">T<text:tab/>2nd eighth in Ms: d′8<text:line-break/></text:span><text:span text:style-name="T16">21<text:tab/>S<text:tab/>bar in Ms: c″</text:span><text:span text:style-name="T17">4</text:span><text:span text:style-name="T16">–c″2</text:span><text:span text:style-name="T19"><text:line-break/>50<text:tab/>vl 2<text:tab/>1</text:span><text:span text:style-name="T21">0</text:span><text:span text:style-name="T19">th sixteenth in Ms: f″16</text:span><text:span text:style-name="T20"><text:line-break/>51<text:tab/>vl 2<text:tab/>5th sixteenth in Ms: f″16</text:span><text:span text:style-name="T23"><text:line-break/>59<text:tab/>trb 2<text:tab/>bar missing in Ms</text:span><text:span text:style-name="T21"><text:line-break/>83<text:tab/>vl 2<text:tab/>10th sixteenth in Ms: c′16</text:span><text:span text:style-name="T24"><text:line-break/><text:line-break/><text:line-break/><text:line-break/></text:span><text:span text:style-name="T38">c r e d o</text:span></text:p>
      <text:p text:style-name="P7"/>
      <text:p text:style-name="P11"><text:span text:style-name="T1">Bar<text:tab/>Staff<text:tab/>Note</text:span><text:span text:style-name="T5"><text:line-break/></text:span><text:span text:style-name="T24">12<text:tab/>org<text:tab/>1st quarter in Ms: d8–d8</text:span><text:span text:style-name="T26"><text:line-break/>104<text:tab/>org<text:tab/>3rd quarter in Ms: g8–g8</text:span><text:span text:style-name="T25"><text:line-break/>109<text:tab/>T<text:tab/>3rd quarter in Ms: bes4</text:span><text:span text:style-name="T11"><text:line-break/><text:line-break/></text:span></text:p>
      <text:p text:style-name="P11"/>
      <text:p text:style-name="P11"/>
      <text:p text:style-name="P11"/>
      <text:p text:style-name="P28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p>
      <text:p text:style-name="P12"/>
      <text:p text:style-name="P12"/>
      <text:p text:style-name="P12"><text:span text:style-name="T8">Salzburg, </text:span><text:span text:style-name="T13">September</text:span><text:span text:style-name="T8"> 201</text:span><text:span text:style-name="T12">9</text:span><text:line-break/>Wolfgang <text:span text:style-name="T34">Esser-</text:span>Skala</text:p>
      <text:p text:style-name="P26"><text:span text:style-name="T32"><text:line-break/></text:span>C O N T E N T S</text:p>
      <text:p text:style-name="P18"/>
      <text:p text:style-name="P17"/>
      <text:p text:style-name="P19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0T22:50:47.876983335</dc:date>
    <dc:creator>Wolfgang Skala</dc:creator>
    <meta:editing-duration>P12DT18H43M</meta:editing-duration>
    <meta:editing-cycles>1139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341" meta:character-count="2076" meta:non-whitespace-character-count="1730"/>
  </office:meta>
</office:document-meta>
</file>